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IU Tracking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on Juan</text:p>
            <text:p>Monte Carlo</text:p>
            <text:p>Bean Burrito</text:p>
            <text:p>Aqua Fur Elise</text:p>
            <text:p>Diego Sandov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hat we were given</text:p>
              </text:list-item>
              <text:list-item>
                <text:p>What we came up with</text:p>
              </text:list-item>
              <text:list-item>
                <text:p>Power</text:p>
              </text:list-item>
              <text:list-item>
                <text:p>Size</text:p>
              </text:list-item>
              <text:list-item>
                <text:p>Accura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ardware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RF12</text:p>
              </text:list-item>
              <text:list-item>
                <text:p>Atmega</text:p>
              </text:list-item>
              <text:list-item>
                <text:p>Wifly</text:p>
              </text:list-item>
              <text:list-item>
                <text:p>Detector</text:p>
              </text:list-item>
              <text:list-item>
                <text:p>Tag</text:p>
              </text:list-item>
              <text:list-item>
                <text:p>Prox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Hardware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ag Hard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Hard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rmware Overvie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&amp; Proxy Firm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g Firmwar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ftware Overvie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ocating Algorithm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 Applicatio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ployment Overvie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Detector</text:p>
              </text:list-item>
              <text:list-item>
                <text:p>Tag</text:p>
              </text:list-item>
              <text:list-item>
                <text:p>Proxy</text:p>
              </text:list-item>
              <text:list-item>
                <text:p>Web App</text:p>
              </text:list-item>
              <text:list-item>
                <text:p>Controll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tector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needs to be done to a detector before place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g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needs to be done to a tag before you fix it to a TIU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Deployme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ere do you place the Proxy?</text:p>
              </text:list-item>
              <text:list-item>
                <text:p>Wh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eb Ap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the web apps role in deploy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hat is the controllers role in deploymen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uggestions for moving forwa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niel Ferguson</meta:initial-creator>
    <meta:creation-date>2011-05-18T22:00:28.01</meta:creation-date>
    <meta:editing-duration>PT19M22S</meta:editing-duration>
    <meta:editing-cycles>2</meta:editing-cycles>
    <dc:date>2011-05-18T22:35:00.74</dc:date>
    <dc:creator>Daniel Ferguson</dc:creator>
    <meta:document-statistic meta:object-count="105"/>
    <meta:generator>OpenOffice.org/3.3$Win32 OpenOffice.org_project/330m20$Build-9567</meta:generator>
  </office:meta>
</office:document-meta>
</file>